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ext_20_body">
      <style:text-properties officeooo:paragraph-rsid="00178bca"/>
    </style:style>
    <style:style style:name="T1" style:family="text">
      <style:text-properties officeooo:rsid="005616df"/>
    </style:style>
    <style:style style:name="T2" style:family="text">
      <style:text-properties officeooo:rsid="00178bca"/>
    </style:style>
    <style:style style:name="T3" style:family="text">
      <style:text-properties fo:font-size="10pt" officeooo:rsid="00178bca"/>
    </style:style>
  </office:automatic-styles>
  <office:body>
    <office:text>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h text:style-name="Heading_20_1" text:outline-level="1"><text:bookmark-start text:name="org5554674"/>Zpověď Lubomíra Lečka<text:bookmark-end text:name="org5554674"/></text:h>
      <text:p text:style-name="Text_20_body">Vážení a milý čtenáři,</text:p>
      <text:p text:style-name="Text_20_body">Já vím, já vím. Už zase jsem něco pokazil. Ostatně jako vždycky. Snažil jsem se vám ze všech sil poskytnout co nejblyštivější osobnost, ale jak tomu prozřetelnost chtěla, nepovedlo se.</text:p>
      <text:p text:style-name="Text_20_body">Pro dnešní číslo jsme do Monte Karla pozvali známého amerického herce Marka Hamilla, jehož můžete znát z takových rolí jako Joker v kresleném Batmanovi, profesora Arnolda v populární sérii Kingsman či Santu v Tomovi a Jerrim. Případně se vám může vybavit jeho Luke Skywalker v méně zn<text:span text:style-name="T2">á</text:span>mých Hvězdných válkách. Byl jsem samozřejmě nadšen, když pan Hamill souhlasil s mým pozváním, i když být pozván do našeho pořadu je čest spíš pro pozvaného, a začal jsem se tedy připravovat na <text:span text:style-name="T3">nevyhnutelnou</text:span> komplikac<text:span text:style-name="T2">i</text:span>.</text:p>
      <text:p text:style-name="Text_20_body">Ta přišla záhy, když jistou paní Ann<text:span text:style-name="T2">u</text:span> Schluchthansov<text:span text:style-name="T3">ou</text:span> předvolali před soud za nelegální prodej héliových raket. Jestli vás zajímá, co má paní Schluchthansová společného s námi, vězte, že Markova žena se s ní blízce zná a rozhodla se, že se soudu <text:span text:style-name="T2">zúčastní</text:span> jako morální podpora. Mark se následně omluvil, že musí poskytovat morální podporu své ženě.</text:p>
      <text:p text:style-name="Text_20_body">Tehdy jsem měl ještě dost času a zařídil jsem náhradu. Další známý herec Ivan Trojan s radostí a pokorou přijal naši žádost a slíbil, že se dostaví z Německa, kde byl tou dobou na prodloužené dovolené. Ale jakoby se proti m<text:span text:style-name="T2">n</text:span>ě všechno spiklo, pan Trojan se rozhodl odletět právě ve chvíli, kdy na letišti propuklo dlouhodobé držení rukojmí. Ivana držel dva dny Anselm, který se domníval, že zatčení jeho sestry Anny za <text:span text:style-name="T3">nelegální</text:span> prodej héliových raket bylo nezákonné.</text:p>
      <text:p text:style-name="Text_20_body">Anselma Schluchthanse nakonec zatk<text:span text:style-name="T2">nul</text:span> tým plukovníka Oschlýamilitého a nikdo nedošel k újmě. Avšak Ivan Trojan byl natolik rozrušen, že se nedokázal postarat ani o vlastní <text:span text:style-name="T3">vnoučata</text:span> a najal si na to narychlo chůvu Kalkalovou. V takovém stavu nebylo možno s ním provádět rozhovor.</text:p>
      <text:p text:style-name="P4">Já ale při vší své zkušenosti předvídal podobný vývoj a zařídil jsem i náhradu náhrady. Paní Lena Heady nám <text:span text:style-name="T2">s</text:span>líbila účast v případě, že se Ivan Trojan nedostaví. <text:span text:style-name="T2">I</text:span> ona má na starosti děti, které do studia nemoha přivézt. Zavolala tedy své chůvě. Jak se ale ukázalo, paní Kalkalová už byla urgentně povolána k vnoučatům Ivana Trojana.</text:p>
      <text:p text:style-name="Text_20_body">Zde si znovu všimněte mé prozíravosti. Instruoval jsem Lenu, že si má zajistit chůvy dvě. Jakmile se ujistila, že chůva 1 nemá čas, požádala o pomoc chůvu 2. Avšak paní Oschlýamilitá je vždy doslova na prášky, když se její syn plukovník Oschlýamilitý vydá do akce, a v takovém stavu nebylo radno ji <text:span text:style-name="T3">svěřovat děti</text:span>.</text:p>
      <text:p text:style-name="Text_20_body">Lena Heady ale není žádný hlupák. Já požádal o chůvy dvě a ona si zajistila třetí. Když se jí ale Monte Karlos pokusil volat, dozvěděl se, že byla právě odsouzena za nelegální prodej héliových raket. A tak se bohužel naše okénko pro celebrity ani tentokrát nezaplnilo. Omlouvám 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text:s text:c="3"/><text:span text:style-name="MT1">| </text:span><text:page-number text:select-page="current">0</text:page-number></text:p>
      </style:footer>
      <style:footer-left>
        <text:p text:style-name="MP2"><text:page-number text:select-page="current">2</text:page-number><text:s/><text:span text:style-name="MT1">| <text:s text:c="2"/></text:span><text:chapter text:display="name" text:outline-level="1">Zpověď Lubomíra Lečka</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1-02-15T11:48:42.816026662</dc:date>
    <meta:editing-duration>PT6M40S</meta:editing-duration>
    <meta:editing-cycles>1</meta:editing-cycles>
    <meta:document-statistic meta:table-count="0" meta:image-count="0" meta:object-count="0" meta:page-count="1" meta:paragraph-count="15" meta:word-count="461" meta:character-count="2767" meta:non-whitespace-character-count="2312"/>
    <meta:generator>LibreOffice/6.4.6.2$Linux_X86_64 LibreOffice_project/40$Build-2</meta:generator>
    <meta:user-defined meta:name="Subtitle">Nezákonné aktivity</meta:user-defined>
  </office:meta>
</office:document-meta>
</file>